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Bahnschrift" svg:font-family="Bahnschrift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Avenir Next LT Pro" svg:font-family="Avenir Next LT Pr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Überschrift1" style:family="paragraph">
      <style:text-properties style:font-name="Bahnschrift"/>
    </style:style>
    <style:style style:name="P3" style:parent-style-name="Textbody" style:family="paragraph">
      <style:text-properties style:font-name="Bahnschrift"/>
    </style:style>
    <style:style style:name="P4" style:parent-style-name="Textbody" style:family="paragraph">
      <style:text-properties style:font-name="Bahnschrift"/>
    </style:style>
    <style:style style:name="P5" style:parent-style-name="Textbody" style:family="paragraph">
      <style:text-properties style:font-name="Bahnschrift"/>
    </style:style>
    <style:style style:name="P6" style:parent-style-name="Textbody" style:family="paragraph">
      <style:text-properties style:font-name="Bahnschrift"/>
    </style:style>
    <style:style style:name="P7" style:parent-style-name="Textbody" style:family="paragraph">
      <style:text-properties style:font-name="Bahnschrift"/>
    </style:style>
    <style:style style:name="P8" style:parent-style-name="Überschrift2" style:family="paragraph">
      <style:text-properties style:font-name="Arial" style:font-name-complex="Arial"/>
    </style:style>
    <style:style style:name="P9" style:parent-style-name="Textbody" style:family="paragraph">
      <style:text-properties style:font-name="Avenir Next LT Pro"/>
    </style:style>
    <style:style style:name="P10" style:parent-style-name="Textbody" style:family="paragraph">
      <style:text-properties style:font-name="Avenir Next LT Pro"/>
    </style:style>
    <style:style style:name="P11" style:parent-style-name="Textbody" style:family="paragraph">
      <style:text-properties style:font-name="Avenir Next LT Pro"/>
    </style:style>
    <style:style style:name="P12" style:parent-style-name="Überschrift2" style:family="paragraph">
      <style:text-properties style:font-name="Arial" style:font-name-complex="Arial"/>
    </style:style>
    <style:style style:name="P13" style:parent-style-name="Textbody" style:family="paragraph">
      <style:text-properties style:font-name="Avenir Next LT Pro"/>
    </style:style>
    <style:style style:name="P14" style:parent-style-name="Textbody" style:family="paragraph">
      <style:text-properties style:font-name="Avenir Next LT Pro"/>
    </style:style>
    <style:style style:name="P15" style:parent-style-name="Textbody" style:family="paragraph">
      <style:text-properties style:font-name="Avenir Next LT Pro"/>
    </style:style>
    <style:style style:name="P16" style:parent-style-name="Textbody" style:family="paragraph">
      <style:text-properties style:font-name="Avenir Next LT Pro"/>
    </style:style>
    <style:style style:name="P17" style:parent-style-name="Textbody" style:family="paragraph">
      <style:text-properties style:font-name="Avenir Next LT Pro"/>
    </style:style>
    <style:style style:name="P18" style:parent-style-name="Textbody" style:family="paragraph">
      <style:text-properties style:font-name="Avenir Next LT Pro"/>
    </style:style>
    <style:style style:name="P19" style:parent-style-name="Überschrift2" style:family="paragraph">
      <style:text-properties style:font-name="Arial" style:font-name-complex="Arial"/>
    </style:style>
    <style:style style:name="P20" style:parent-style-name="Textbody" style:family="paragraph">
      <style:text-properties style:font-name="Avenir Next LT Pro"/>
    </style:style>
    <style:style style:name="P21" style:parent-style-name="Textbody" style:family="paragraph">
      <style:text-properties style:font-name="Avenir Next LT Pro"/>
    </style:style>
    <style:style style:name="P22" style:parent-style-name="Textbody" style:family="paragraph">
      <style:text-properties style:font-name="Avenir Next LT Pro"/>
    </style:style>
    <style:style style:name="P23" style:parent-style-name="Textbody" style:family="paragraph">
      <style:text-properties style:font-name="Avenir Next LT Pro"/>
    </style:style>
    <style:style style:name="P24" style:parent-style-name="Textbody" style:family="paragraph">
      <style:text-properties style:font-name="Avenir Next LT Pro"/>
    </style:style>
    <style:style style:name="P25" style:parent-style-name="Überschrift2" style:family="paragraph">
      <style:text-properties style:font-name="Arial" style:font-name-complex="Arial"/>
    </style:style>
    <style:style style:name="P26" style:parent-style-name="Standard" style:family="paragraph">
      <style:paragraph-properties style:vertical-align="auto" fo:margin-top="0.0694in" fo:margin-bottom="0.0694in" fo:line-height="115%"/>
      <style:text-properties style:font-name="Avenir Next LT Pro" fo:hyphenate="true"/>
    </style:style>
    <style:style style:name="P27" style:parent-style-name="Standard" style:family="paragraph">
      <style:paragraph-properties style:vertical-align="auto" fo:margin-top="0.0694in" fo:margin-bottom="0.0694in" fo:line-height="115%"/>
      <style:text-properties style:font-name="Avenir Next LT Pro" fo:hyphenate="true"/>
    </style:style>
    <style:style style:name="P28" style:parent-style-name="Standard" style:family="paragraph">
      <style:paragraph-properties style:vertical-align="auto" fo:margin-top="0.0694in" fo:margin-bottom="0.0694in" fo:line-height="115%"/>
      <style:text-properties style:font-name="Avenir Next LT Pro" fo:hyphenate="true"/>
    </style:style>
    <style:style style:name="P29" style:parent-style-name="Standard" style:family="paragraph">
      <style:paragraph-properties style:vertical-align="auto" fo:margin-top="0.0694in" fo:margin-bottom="0.0694in" fo:line-height="115%"/>
      <style:text-properties style:font-name="Avenir Next LT Pro" fo:hyphenate="true"/>
    </style:style>
    <style:style style:name="P30" style:parent-style-name="Standard" style:family="paragraph">
      <style:paragraph-properties style:vertical-align="auto" fo:margin-top="0.0694in" fo:margin-bottom="0.0694in" fo:line-height="115%"/>
      <style:text-properties style:font-name="Avenir Next LT Pro" fo:hyphenate="true"/>
    </style:style>
    <style:style style:name="P31" style:parent-style-name="Standard" style:family="paragraph">
      <style:paragraph-properties style:vertical-align="auto" fo:margin-top="0.0694in" fo:margin-bottom="0.0694in" fo:line-height="115%"/>
      <style:text-properties style:font-name="Avenir Next LT Pro" fo:hyphenate="true"/>
    </style:style>
    <style:style style:name="P32" style:parent-style-name="Standard" style:family="paragraph">
      <style:paragraph-properties style:vertical-align="auto" fo:margin-top="0.0694in" fo:margin-bottom="0.0694in" fo:line-height="115%"/>
      <style:text-properties style:font-name="Avenir Next LT Pro" fo:hyphenate="true"/>
    </style:style>
    <style:style style:name="P33" style:parent-style-name="Standard" style:family="paragraph">
      <style:paragraph-properties style:vertical-align="auto" fo:margin-top="0.0694in" fo:margin-bottom="0.0694in" fo:margin-left="0.5in">
        <style:tab-stops/>
      </style:paragraph-properties>
      <style:text-properties style:font-name="Times New Roman" style:font-name-asian="Times New Roman" style:font-name-complex="Times New Roman" style:letter-kerning="false" style:language-asian="de" style:country-asian="DE" style:language-complex="ar" style:country-complex="SA" fo:hyphenate="true"/>
    </style:style>
    <style:style style:name="P34" style:parent-style-name="Textbody" style:family="paragraph">
      <style:text-properties style:font-name="Avenir Next LT Pro"/>
    </style:style>
    <style:style style:name="P35" style:parent-style-name="Textbody" style:family="paragraph">
      <style:text-properties style:font-name="Avenir Next LT Pro"/>
    </style:style>
    <style:style style:name="P36" style:parent-style-name="Textbody" style:family="paragraph">
      <style:text-properties style:font-name="Avenir Next LT Pro"/>
    </style:style>
    <style:style style:name="P37" style:parent-style-name="Textbody" style:family="paragraph">
      <style:text-properties style:font-name="Avenir Next LT Pro"/>
    </style:style>
    <style:style style:name="P38" style:parent-style-name="Textbody" style:family="paragraph">
      <style:text-properties style:font-name="Avenir Next LT Pro"/>
    </style:style>
    <style:style style:name="P39" style:parent-style-name="Textbody" style:family="paragraph">
      <style:text-properties style:font-name="Avenir Next LT Pro"/>
    </style:style>
    <style:style style:name="P40" style:parent-style-name="Textbody" style:family="paragraph"/>
    <style:style style:name="T41" style:parent-style-name="Absatz-Standardschriftart" style:family="text">
      <style:text-properties style:font-name="Avenir Next LT Pro"/>
    </style:style>
  </office:automatic-styles>
  <office:body>
    <office:text text:use-soft-page-breaks="true">
      <text:p text:style-name="P1">Pflichtenheft</text:p>
      <text:p text:style-name="Untertitel">DNASIC</text:p>
      <text:h text:style-name="P2" text:outline-level="1">Inhalt</text:h>
      <text:list text:style-name="LFO2" text:continue-numbering="true">
        <text:list-item>
          <text:p text:style-name="P3">Projektbeschreibung</text:p>
        </text:list-item>
        <text:list-item>
          <text:p text:style-name="P4">Musskriterien</text:p>
        </text:list-item>
        <text:list-item>
          <text:p text:style-name="P5">Wunschkriterien</text:p>
        </text:list-item>
        <text:list-item>
          <text:p text:style-name="P6">Meilensteine</text:p>
        </text:list-item>
        <text:list-item>
          <text:p text:style-name="P7">Arbeitseinteilung</text:p>
        </text:list-item>
      </text:list>
      <text:p text:style-name="Textbody"/>
      <text:h text:style-name="P8" text:outline-level="2">Projektbeschreibung</text:h>
      <text:list text:style-name="LFO3" text:continue-numbering="true">
        <text:list-item>
          <text:p text:style-name="P9">Ein simples Shoot-‘em-up-Computerspiel in einem Weltraum-Setting</text:p>
        </text:list-item>
        <text:list-item>
          <text:p text:style-name="P10">Programmiert in Java mit Hilfe des<text:s/>Frameworks libGDX</text:p>
        </text:list-item>
        <text:list-item>
          <text:p text:style-name="P11">Zunächst für einen einzelnen Spieler konzipiert</text:p>
        </text:list-item>
      </text:list>
      <text:h text:style-name="P12" text:outline-level="2">Musskriterien</text:h>
      <text:list text:style-name="LFO4" text:continue-numbering="true">
        <text:list-item>
          <text:p text:style-name="P13">Raumschiff ist vom Spieler steuerbar</text:p>
        </text:list-item>
        <text:list-item>
          <text:p text:style-name="P14">Gegner werden von einer simplen KI gesteuert</text:p>
        </text:list-item>
        <text:list-item>
          <text:p text:style-name="P15">Aufbau des Spiels in Leveln, die nach<text:s/>Belieben<text:s/>wiederholt werden können</text:p>
        </text:list-item>
        <text:list-item>
          <text:p text:style-name="P16">Upgrade-System für das Raumschiff</text:p>
        </text:list-item>
        <text:list-item>
          <text:p text:style-name="P17">Speichern des Spielstands</text:p>
        </text:list-item>
        <text:list-item>
          <text:p text:style-name="P18">Hintergrundmusik und Soundeffekte</text:p>
        </text:list-item>
      </text:list>
      <text:h text:style-name="P19" text:outline-level="2">Wunschkriterien</text:h>
      <text:list text:style-name="LFO5" text:continue-numbering="true">
        <text:list-item>
          <text:p text:style-name="P20">Synchronisieren des Spielstands über mehrere Geräte per Datenbank</text:p>
        </text:list-item>
        <text:list-item>
          <text:p text:style-name="P21">Mehrspieler-Modus</text:p>
        </text:list-item>
        <text:list-item>
          <text:p text:style-name="P22">Komplexere KI für die Gegner</text:p>
        </text:list-item>
        <text:list-item>
          <text:p text:style-name="P23">Endlos-Mode als Alternative zu den Leveln</text:p>
        </text:list-item>
        <text:list-item>
          <text:p text:style-name="P24">Einstellungsmöglichkeiten wie Schwierigkeit, etc.</text:p>
        </text:list-item>
      </text:list>
      <text:h text:style-name="P25" text:outline-level="2">Meilensteine</text:h>
      <text:list text:style-name="LFO7" text:continue-numbering="true">
        <text:list-item>
          <text:p text:style-name="P26">Letzte Details des Spielkonzepts erarbeitet</text:p>
        </text:list-item>
        <text:list-item>
          <text:p text:style-name="P27">Spiellogik abgeschlossen</text:p>
        </text:list-item>
        <text:list-item>
          <text:p text:style-name="P28">Fertigstellung des ersten Levels + erster Release</text:p>
        </text:list-item>
        <text:list-item>
          <text:p text:style-name="P29">Hinzufügen von Leveln</text:p>
        </text:list-item>
        <text:list-item>
          <text:p text:style-name="P30">Hinzufügen von Wunschkriterien</text:p>
        </text:list-item>
        <text:list-item>
          <text:p text:style-name="P31">Testen (evtl. durch externe Leute?) und Optimieren</text:p>
        </text:list-item>
        <text:list-item>
          <text:p text:style-name="P32">Veröffentlichen des Release 1.0</text:p>
        </text:list-item>
      </text:list>
      <text:p text:style-name="P33"/>
      <text:h text:style-name="Überschrift2" text:outline-level="2">Arbeitseinteilung</text:h>
      <text:list text:style-name="LFO6" text:continue-numbering="true">
        <text:list-item>
          <text:p text:style-name="P34">Backend: Jan, Jonas, Johannes</text:p>
        </text:list-item>
        <text:list-item>
          <text:p text:style-name="P35">Frontend: Johannes, Jan, Jonas</text:p>
        </text:list-item>
        <text:list-item>
          <text:p text:style-name="P36">Texturen und Animationen: Jonas</text:p>
        </text:list-item>
        <text:list-item>
          <text:p text:style-name="P37">Graphische Benutzeroberfläche: Johannes</text:p>
        </text:list-item>
        <text:list-item>
          <text:p text:style-name="P38">Spiel-Mechaniken(KI, Steuerung,<text:s/>Events, etc.): Johannes, Jonas, Jan</text:p>
        </text:list-item>
        <text:list-item>
          <text:p text:style-name="P39">Musik und Soundeffekte: Jan</text:p>
        </text:list-item>
        <text:list-item>
          <text:p text:style-name="P40"><text:span text:style-name="T41">Speichern des Spielstands: Jan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Bahnschrift" svg:font-family="Bahnschrift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Avenir Next LT Pro" svg:font-family="Avenir Next LT Pr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annes Zaunrith</dc:creator>
    <meta:creation-date>2022-05-24T21:46:00Z</meta:creation-date>
    <dc:date>2022-05-27T13:04:00Z</dc:date>
    <meta:template xlink:href="Normal.dotm" xlink:type="simple"/>
    <meta:editing-cycles>11</meta:editing-cycles>
    <meta:editing-duration>PT0S</meta:editing-duration>
    <meta:document-statistic meta:page-count="2" meta:paragraph-count="2" meta:word-count="181" meta:character-count="1324" meta:row-count="9" meta:non-whitespace-character-count="1145"/>
  </office:meta>
</office:document-meta>
</file>